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roblemas" style:family="table">
      <style:table-properties style:width="6.6979in" fo:margin-left="0in" table:align="left"/>
    </style:style>
    <style:style style:name="Problemas.A" style:family="table-column">
      <style:table-column-properties style:column-width="2.875in"/>
    </style:style>
    <style:style style:name="Problemas.B" style:family="table-column">
      <style:table-column-properties style:column-width="3.8229in"/>
    </style:style>
    <style:style style:name="Problemas.A1" style:family="table-cell">
      <style:table-cell-properties fo:padding="0.0382in" fo:border-left="0.05pt solid #000000" fo:border-right="none" fo:border-top="0.05pt solid #000000" fo:border-bottom="0.05pt solid #000000"/>
    </style:style>
    <style:style style:name="Problemas.B1" style:family="table-cell">
      <style:table-cell-properties fo:padding="0.0382in" fo:border="0.05pt solid #000000"/>
    </style:style>
    <style:style style:name="Problemas.A2" style:family="table-cell">
      <style:table-cell-properties fo:padding="0.0382in" fo:border-left="0.05pt solid #000000" fo:border-right="none" fo:border-top="none" fo:border-bottom="0.05pt solid #000000"/>
    </style:style>
    <style:style style:name="Problema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weight="bold" style:font-weight-asian="bold" style:font-weight-complex="bold"/>
    </style:style>
    <style:style style:name="P2" style:family="paragraph" style:parent-style-name="Text_20_body">
      <style:paragraph-properties fo:line-height="150%"/>
    </style:style>
    <style:style style:name="P3" style:family="paragraph" style:parent-style-name="Text_20_body">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5"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6" style:family="paragraph" style:parent-style-name="Text_20_body">
      <style:paragraph-properties fo:text-align="center" style:justify-single-word="false"/>
      <style:text-properties style:font-name="Bitstream Charter"/>
    </style:style>
    <style:style style:name="P7" style:family="paragraph" style:parent-style-name="Text_20_body">
      <style:paragraph-properties fo:text-align="justify" style:justify-single-word="false"/>
      <style:text-properties style:font-name="Bitstream Charter"/>
    </style:style>
    <style:style style:name="P8" style:family="paragraph" style:parent-style-name="Text_20_body">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9" style:family="paragraph" style:parent-style-name="Text_20_body">
      <style:paragraph-properties fo:text-align="justify" style:justify-single-word="false"/>
      <style:text-properties style:font-name="Times New Roman" fo:font-style="normal" style:text-underline-style="none" style:font-style-asian="normal" style:font-style-complex="normal"/>
    </style:style>
    <style:style style:name="P10" style:family="paragraph" style:parent-style-name="Text_20_body">
      <style:paragraph-properties fo:line-height="150%" fo:text-align="justify" style:justify-single-word="false"/>
      <style:text-properties style:font-name="Times New Roman" fo:font-style="normal" style:text-underline-style="none" fo:background-color="#ffff00" style:font-style-asian="normal" style:font-style-complex="normal"/>
    </style:style>
    <style:style style:name="P11" style:family="paragraph" style:parent-style-name="Text_20_body">
      <style:paragraph-properties fo:text-align="justify" style:justify-single-word="false"/>
      <style:text-properties style:font-name="Times New Roman" fo:font-style="normal" style:text-underline-style="none" style:font-name-asian="Droid Sans Fallback" style:font-style-asian="normal" style:font-name-complex="Lohit Hindi"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14" style:family="paragraph" style:parent-style-name="Text_20_body">
      <style:paragraph-properties fo:text-align="justify" style:justify-single-word="false"/>
      <style:text-properties fo:font-style="normal" style:text-underline-style="none" style:font-name-asian="Droid Sans Fallback" style:font-style-asian="normal" style:font-name-complex="Lohit Hindi" style:font-style-complex="normal"/>
    </style:style>
    <style:style style:name="P15" style:family="paragraph" style:parent-style-name="Text_20_body">
      <style:paragraph-properties fo:text-align="center" style:justify-single-word="false" fo:break-before="page"/>
      <style:text-properties style:font-name="Bitstream Charter"/>
    </style:style>
    <style:style style:name="P16" style:family="paragraph" style:parent-style-name="Text_20_body">
      <style:paragraph-properties fo:text-align="justify" style:justify-single-word="false" fo:break-before="page"/>
      <style:text-properties style:font-name="Bitstream Charter"/>
    </style:style>
    <style:style style:name="P17" style:family="paragraph" style:parent-style-name="Text_20_body">
      <style:paragraph-properties fo:line-height="150%" fo:text-align="justify" style:justify-single-word="false" fo:break-before="page"/>
      <style:text-properties style:font-name="Times New Roman" fo:font-style="normal" style:text-underline-style="none" fo:background-color="#ffff00" style:font-style-asian="normal" style:font-style-complex="normal"/>
    </style:style>
    <style:style style:name="P18" style:family="paragraph" style:parent-style-name="Text_20_body">
      <style:paragraph-properties fo:text-align="justify" style:justify-single-word="false" fo:break-before="page"/>
      <style:text-properties style:font-name="Times New Roman" fo:font-style="normal" style:text-underline-style="none" style:font-name-asian="Droid Sans Fallback" style:font-style-asian="normal" style:font-name-complex="Lohit Hindi" style:font-style-complex="normal"/>
    </style:style>
    <style:style style:name="P19" style:family="paragraph" style:parent-style-name="Text_20_body">
      <style:paragraph-properties fo:break-before="page"/>
      <style:text-properties fo:font-style="normal" style:font-style-asian="normal" style:font-style-complex="normal"/>
    </style:style>
    <style:style style:name="P20" style:family="paragraph" style:parent-style-name="Table_20_Contents">
      <style:paragraph-properties fo:line-height="150%" fo:text-align="justify" style:justify-single-word="false"/>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Text_20_body" style:list-style-name="L1">
      <style:paragraph-properties fo:line-height="150%"/>
    </style:style>
    <style:style style:name="P25" style:family="paragraph" style:parent-style-name="Text_20_body" style:list-style-name="L11">
      <style:paragraph-properties fo:line-height="150%"/>
    </style:style>
    <style:style style:name="P26" style:family="paragraph" style:parent-style-name="Text_20_body" style:list-style-name="L2"/>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paragraph-properties fo:line-height="150%"/>
      <style:text-properties fo:font-style="normal" style:font-style-asian="normal" style:font-style-complex="normal"/>
    </style:style>
    <style:style style:name="P29" style:family="paragraph" style:parent-style-name="Text_20_body" style:list-style-name="L2">
      <style:paragraph-properties fo:line-height="150%"/>
      <style:text-properties fo:font-style="normal" style:font-style-asian="normal" style:font-style-complex="normal"/>
    </style:style>
    <style:style style:name="P30" style:family="paragraph" style:parent-style-name="Text_20_body" style:list-style-name="L3">
      <style:paragraph-properties fo:margin-left="0.9846in" fo:margin-right="0in" fo:line-height="150%" fo:text-indent="-0.25in" style:auto-text-indent="false"/>
    </style:style>
    <style:style style:name="P31" style:family="paragraph" style:parent-style-name="Text_20_body" style:list-style-name="L3">
      <style:paragraph-properties fo:margin-left="0.9846in" fo:margin-right="0in" fo:line-height="150%" fo:text-indent="-0.25in" style:auto-text-indent="false"/>
      <style:text-properties fo:font-style="normal" style:font-style-asian="normal" style:font-style-complex="normal"/>
    </style:style>
    <style:style style:name="P32" style:family="paragraph" style:parent-style-name="Text_20_body" style:list-style-name="L4">
      <style:paragraph-properties fo:margin-left="0.9846in" fo:margin-right="0in" fo:line-height="150%" fo:text-indent="-0.25in" style:auto-text-indent="false"/>
      <style:text-properties fo:font-style="normal" style:font-style-asian="normal" style:font-style-complex="normal"/>
    </style:style>
    <style:style style:name="P33" style:family="paragraph" style:parent-style-name="Text_20_body" style:list-style-name="L5">
      <style:paragraph-properties fo:margin-left="0.9846in" fo:margin-right="0in" fo:line-height="150%" fo:text-indent="-0.25in" style:auto-text-indent="false"/>
      <style:text-properties fo:font-style="normal" style:font-style-asian="normal" style:font-style-complex="normal"/>
    </style:style>
    <style:style style:name="P34" style:family="paragraph" style:parent-style-name="Text_20_body" style:list-style-name="L6">
      <style:paragraph-properties fo:margin-left="0.9846in" fo:margin-right="0in" fo:line-height="150%" fo:text-indent="-0.25in" style:auto-text-indent="false"/>
      <style:text-properties fo:font-style="normal" style:font-style-asian="normal" style:font-style-complex="normal"/>
    </style:style>
    <style:style style:name="P35" style:family="paragraph" style:parent-style-name="Text_20_body" style:list-style-name="L7">
      <style:paragraph-properties fo:margin-left="0.9846in" fo:margin-right="0in" fo:line-height="150%" fo:text-indent="-0.25in" style:auto-text-indent="false"/>
      <style:text-properties fo:font-style="normal" style:font-style-asian="normal" style:font-style-complex="normal"/>
    </style:style>
    <style:style style:name="P36" style:family="paragraph" style:parent-style-name="Text_20_body" style:list-style-name="L8">
      <style:paragraph-properties fo:margin-left="0.9846in" fo:margin-right="0in" fo:line-height="150%" fo:text-indent="-0.25in" style:auto-text-indent="false"/>
      <style:text-properties fo:font-style="normal" style:font-style-asian="normal" style:font-style-complex="normal"/>
    </style:style>
    <style:style style:name="P37" style:family="paragraph" style:parent-style-name="Heading_20_1" style:list-style-name="">
      <style:paragraph-properties fo:text-align="justify" style:justify-single-word="false"/>
      <style:text-properties style:font-name="Bitstream Charter"/>
    </style:style>
    <style:style style:name="P38" style:family="paragraph" style:parent-style-name="Heading_20_1">
      <style:paragraph-properties fo:text-align="center" style:justify-single-word="false"/>
      <style:text-properties style:font-name="Bitstream Charter" style:text-underline-style="solid" style:text-underline-width="auto" style:text-underline-color="font-color"/>
    </style:style>
    <style:style style:name="P39" style:family="paragraph" style:parent-style-name="Heading_20_1">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40" style:family="paragraph" style:parent-style-name="Heading_20_1">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41" style:family="paragraph" style:parent-style-name="Heading_20_1">
      <style:paragraph-properties fo:text-align="center" style:justify-single-word="false" fo:break-before="page"/>
      <style:text-properties style:font-name="Bitstream Charter"/>
    </style:style>
    <style:style style:name="P42" style:family="paragraph" style:parent-style-name="Heading_20_2">
      <style:text-properties style:font-name="Bitstream Charter" fo:font-style="normal" style:text-underline-style="solid" style:text-underline-width="auto" style:text-underline-color="font-color" style:font-style-asian="normal" style:font-style-complex="normal"/>
    </style:style>
    <style:style style:name="P43" style:family="paragraph" style:parent-style-name="Heading_20_2">
      <style:text-properties fo:font-style="normal" style:text-underline-style="solid" style:text-underline-width="auto" style:text-underline-color="font-color" style:font-style-asian="normal" style:font-style-complex="normal"/>
    </style:style>
    <style:style style:name="P44" style:family="paragraph" style:parent-style-name="Heading_20_2">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45" style:family="paragraph" style:parent-style-name="Heading_20_2">
      <style:paragraph-properties fo:margin-top="0.1665in" fo:margin-bottom="0.0835in" fo:text-align="justify" style:justify-single-word="false" fo:keep-with-next="always"/>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ize="13pt" fo:font-style="normal" style:font-size-asian="13pt" style:font-style-asian="normal" style:font-size-complex="13pt"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3"><text:a xlink:type="simple" xlink:href="#__RefHeading__115_916423949" text:style-name="Index_20_Link" text:visited-style-name="Index_20_Link">Hipótesis y aclaraciones globales<text:tab/>3</text:a></text:p>
          <text:p text:style-name="P23"><text:a xlink:type="simple" xlink:href="#__RefHeading__117_916423949" text:style-name="Index_20_Link" text:visited-style-name="Index_20_Link">Problemas relevantes<text:tab/>5</text:a></text:p>
          <text:p text:style-name="P23"><text:a xlink:type="simple" xlink:href="#__RefHeading__123_916423949" text:style-name="Index_20_Link" text:visited-style-name="Index_20_Link">Archivo README<text:tab/>7</text:a></text:p>
          <text:p text:style-name="P23"><text:a xlink:type="simple" xlink:href="#__RefHeading__125_916423949" text:style-name="Index_20_Link" text:visited-style-name="Index_20_Link">Listado de comandos y funciones<text:tab/>9</text:a></text:p>
          <text:p text:style-name="P21"><text:a xlink:type="simple" xlink:href="#__RefHeading__127_916423949" text:style-name="Index_20_Link" text:visited-style-name="Index_20_Link">InstalaW5.sh<text:tab/>9</text:a></text:p>
          <text:p text:style-name="P22"><text:a xlink:type="simple" xlink:href="#__RefHeading__129_916423949" text:style-name="Index_20_Link" text:visited-style-name="Index_20_Link">Código fuente:<text:tab/>9</text:a></text:p>
          <text:p text:style-name="P21"><text:a xlink:type="simple" xlink:href="#__RefHeading__131_916423949" text:style-name="Index_20_Link" text:visited-style-name="Index_20_Link">IniciarW5.sh<text:tab/>11</text:a></text:p>
          <text:p text:style-name="P22"><text:a xlink:type="simple" xlink:href="#__RefHeading__133_916423949" text:style-name="Index_20_Link" text:visited-style-name="Index_20_Link">Código fuente:<text:tab/>11</text:a></text:p>
          <text:p text:style-name="P21"><text:a xlink:type="simple" xlink:href="#__RefHeading__135_916423949" text:style-name="Index_20_Link" text:visited-style-name="Index_20_Link">StartD<text:tab/>13</text:a></text:p>
          <text:p text:style-name="P22"><text:a xlink:type="simple" xlink:href="#__RefHeading__137_916423949" text:style-name="Index_20_Link" text:visited-style-name="Index_20_Link">Código fuente:<text:tab/>13</text:a></text:p>
          <text:p text:style-name="P21"><text:a xlink:type="simple" xlink:href="#__RefHeading__139_916423949" text:style-name="Index_20_Link" text:visited-style-name="Index_20_Link">StopD<text:tab/>15</text:a></text:p>
          <text:p text:style-name="P22"><text:a xlink:type="simple" xlink:href="#__RefHeading__141_916423949" text:style-name="Index_20_Link" text:visited-style-name="Index_20_Link">Código fuente:<text:tab/>15</text:a></text:p>
          <text:p text:style-name="P21"><text:a xlink:type="simple" xlink:href="#__RefHeading__143_916423949" text:style-name="Index_20_Link" text:visited-style-name="Index_20_Link">DetectaW5.sh<text:tab/>17</text:a></text:p>
          <text:p text:style-name="P22"><text:a xlink:type="simple" xlink:href="#__RefHeading__145_916423949" text:style-name="Index_20_Link" text:visited-style-name="Index_20_Link">Código fuente:<text:tab/>17</text:a></text:p>
          <text:p text:style-name="P21"><text:a xlink:type="simple" xlink:href="#__RefHeading__147_916423949" text:style-name="Index_20_Link" text:visited-style-name="Index_20_Link">BuscarW5.sh<text:tab/>19</text:a></text:p>
          <text:p text:style-name="P22"><text:a xlink:type="simple" xlink:href="#__RefHeading__149_916423949" text:style-name="Index_20_Link" text:visited-style-name="Index_20_Link">Código fuente:<text:tab/>19</text:a></text:p>
          <text:p text:style-name="P21"><text:a xlink:type="simple" xlink:href="#__RefHeading__151_916423949" text:style-name="Index_20_Link" text:visited-style-name="Index_20_Link">ListarW5.pl<text:tab/>21</text:a></text:p>
          <text:p text:style-name="P22"><text:a xlink:type="simple" xlink:href="#__RefHeading__153_916423949" text:style-name="Index_20_Link" text:visited-style-name="Index_20_Link">Código fuente:<text:tab/>21</text:a></text:p>
          <text:p text:style-name="P21"><text:a xlink:type="simple" xlink:href="#__RefHeading__155_916423949" text:style-name="Index_20_Link" text:visited-style-name="Index_20_Link">Terminar.sh<text:tab/>23</text:a></text:p>
          <text:p text:style-name="P22"><text:a xlink:type="simple" xlink:href="#__RefHeading__157_916423949" text:style-name="Index_20_Link" text:visited-style-name="Index_20_Link">Código fuente:<text:tab/>23</text:a></text:p>
          <text:p text:style-name="P21"><text:a xlink:type="simple" xlink:href="#__RefHeading__155_9164239491" text:style-name="Index_20_Link" text:visited-style-name="Index_20_Link">Loguear.sh<text:tab/>25</text:a></text:p>
          <text:p text:style-name="P22"><text:a xlink:type="simple" xlink:href="#__RefHeading__157_9164239491" text:style-name="Index_20_Link" text:visited-style-name="Index_20_Link">Código fuente:<text:tab/>25</text:a></text:p>
          <text:p text:style-name="P23"><text:a xlink:type="simple" xlink:href="#__RefHeading__159_916423949" text:style-name="Index_20_Link" text:visited-style-name="Index_20_Link">Archivos<text:tab/>27</text:a></text:p>
          <text:p text:style-name="P21"><text:a xlink:type="simple" xlink:href="#__RefHeading__161_916423949" text:style-name="Index_20_Link" text:visited-style-name="Index_20_Link">Configuración<text:tab/>27</text:a></text:p>
          <text:p text:style-name="P21"><text:a xlink:type="simple" xlink:href="#__RefHeading__271_916423949" text:style-name="Index_20_Link" text:visited-style-name="Index_20_Link">Temporales<text:tab/>27</text:a></text:p>
          <text:p text:style-name="P21"><text:a xlink:type="simple" xlink:href="#__RefHeading__274_916423949" text:style-name="Index_20_Link" text:visited-style-name="Index_20_Link">Otros<text:tab/>27</text:a></text:p>
          <text:p text:style-name="P23"><text:a xlink:type="simple" xlink:href="#__RefHeading__165_916423949" text:style-name="Index_20_Link" text:visited-style-name="Index_20_Link">ÁPENDICE A<text:tab/>29</text:a></text:p>
        </text:index-body>
      </text:table-of-content>
      <text:h text:style-name="P37" text:outline-level="1"/>
      <text:p text:style-name="P15"/>
      <text:h text:style-name="P38" text:outline-level="1"><text:bookmark-start text:name="__RefHeading__115_916423949"/>Hipótesis y aclaraciones globales<text:bookmark-end text:name="__RefHeading__115_916423949"/></text:h>
      <text:p text:style-name="Text_20_body"/>
      <text:p text:style-name="Text_20_body"/>
      <text:list xml:id="list20663845032" text:style-name="L1">
        <text:list-item>
          <text:p text:style-name="P24">Cada comando se ejecuta por separado.</text:p>
        </text:list-item>
        <text:list-item>
          <text:p text:style-name="P24">Cada vez que se abra un nuevo terminal se debe volver a inicializar el ambiente.</text:p>
        </text:list-item>
        <text:list-item>
          <text:p text:style-name="P24">Antes de terminar de usar el sistema, se debe correr un comando encargado de limpiar los archivos temporales.</text:p>
        </text:list-item>
        <text:list-item>
          <text:p text:style-name="P24">Las rutas almacenadas en las variables de ambiente como BINDIR, ARRIDIR, etc., son siempre absolutas (comienzan en el directorio raíz).</text:p>
        </text:list-item>
        <text:list-item>
          <text:p text:style-name="P24">El archivo de configuración y la carpeta de archivos temporales se guardan dentro de la carpeta de binarios, para permitir su acceso por parte de los comandos cuando el ambiente todavía no fue inicializado.</text:p>
        </text:list-item>
      </text:list>
      <text:p text:style-name="P2"/>
      <text:h text:style-name="P41" text:outline-level="1"/>
      <text:h text:style-name="P38" text:outline-level="1"><text:bookmark-start text:name="__RefHeading__117_916423949"/>Problemas relevantes<text:bookmark-end text:name="__RefHeading__117_916423949"/></text:h>
      <text:p text:style-name="P6"/>
      <text:p text:style-name="P6"/>
      <table:table table:name="Problemas" table:style-name="Problemas">
        <table:table-column table:style-name="Problemas.A"/>
        <table:table-column table:style-name="Problemas.B"/>
        <table:table-row>
          <table:table-cell table:style-name="Problemas.A1" office:value-type="string">
            <text:p text:style-name="P3"><text:bookmark-start text:name="__RefHeading__119_916423949"/>Problema<text:bookmark-end text:name="__RefHeading__119_916423949"/></text:p>
          </table:table-cell>
          <table:table-cell table:style-name="Problemas.B1" office:value-type="string">
            <text:p text:style-name="P3"><text:bookmark-start text:name="__RefHeading__121_916423949"/>Solución<text:bookmark-end text:name="__RefHeading__121_916423949"/></text:p>
          </table:table-cell>
        </table:table-row>
        <table:table-row>
          <table:table-cell table:style-name="Problemas.A2" office:value-type="string">
            <text:p text:style-name="P20">Permitirle a un script el acceso a las variables del ambiente en el que es invocado, para su lectura y modificación.</text:p>
          </table:table-cell>
          <table:table-cell table:style-name="Problemas.B2" office:value-type="string">
            <text:p text:style-name="P20">Invocar al script en modo foreground sin proceso hijo, anteponiendo un <text:span text:style-name="T2">.</text:span><text:span text:style-name="T3"> (punto) y un espacio al nombre del script.</text:span></text:p>
          </table:table-cell>
        </table:table-row>
        <table:table-row>
          <table:table-cell table:style-name="Problemas.A2" office:value-type="string">
            <text:p text:style-name="P20">Permitir que el script de inicialización acceda al archivo de configuración sin conocer $CONFDIR</text:p>
          </table:table-cell>
          <table:table-cell table:style-name="Problemas.B2" office:value-type="string">
            <text:p text:style-name="P20">El archivo de configuración se guarda siempre dentro de una carpeta llamada conf en el directorio de archivos binarios, para que IniciarW5 lo pueda ubicar cuando el ambiente aún no fue inicializado. A su vez, el instalador crea en $GRUPO/confdir un archivo que contiene la ruta del verdadero archivo de configuración, para poder acceder a él durante el proceso de instalación.</text:p>
          </table:table-cell>
        </table:table-row>
        <table:table-row>
          <table:table-cell table:style-name="Problemas.A2" office:value-type="string">
            <text:p text:style-name="P20">Permitir que el script de inicialización acceda al directorio temporal sin conocer $TEMPDIR</text:p>
          </table:table-cell>
          <table:table-cell table:style-name="Problemas.B2" office:value-type="string">
            <text:p text:style-name="P20">El $TEMPDIR se ubica siempre dentro del directorio de binarios.</text:p>
          </table:table-cell>
        </table:table-row>
        <table:table-row>
          <table:table-cell table:style-name="Problemas.A2" office:value-type="string">
            <text:p text:style-name="P20">Saber si un script ya fue ejecutado antes en la misma sesión.</text:p>
          </table:table-cell>
          <table:table-cell table:style-name="Problemas.B2" office:value-type="string">
            <text:p text:style-name="P20">Cuando el script es ejecutado correctamente por primera vez, crea un archivo. Cuando se lo intenta ejecutar de nuevo, antes de realizar cualquier tarea, revisa si el archivo existe o no.</text:p>
          </table:table-cell>
        </table:table-row>
        <table:table-row>
          <table:table-cell table:style-name="Problemas.A2" office:value-type="string">
            <text:p text:style-name="P20">Estandarizar los mensajes que se escriben en el log.</text:p>
          </table:table-cell>
          <table:table-cell table:style-name="Problemas.B2" office:value-type="string">
            <text:p text:style-name="P20">Se utiliza un archivo de texto con los mensajes posibles para luego eliminar redundancias entre integrantes de grupo</text:p>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
      <text:p text:style-name="P7"/>
      <text:p text:style-name="P16"/>
      <text:h text:style-name="P39" text:outline-level="1"><text:bookmark-start text:name="__RefHeading__123_916423949"/>Archivo README<text:bookmark-end text:name="__RefHeading__123_916423949"/></text:h>
      <text:p text:style-name="P8"/>
      <text:p text:style-name="P9"/>
      <text:p text:style-name="P10">[ Acá va el texto del README cuando esté terminado ]</text:p>
      <text:p text:style-name="P17"/>
      <text:h text:style-name="P39" text:outline-level="1"><text:bookmark-start text:name="__RefHeading__125_916423949"/>Listado de comandos y funciones<text:bookmark-end text:name="__RefHeading__125_916423949"/></text:h>
      <text:h text:style-name="P42" text:outline-level="2"/>
      <text:h text:style-name="P43" text:outline-level="2"><text:bookmark-start text:name="__RefHeading__127_916423949"/>InstalaW5.sh<text:bookmark-end text:name="__RefHeading__127_916423949"/></text:h>
      <text:p text:style-name="P12"/>
      <text:list xml:id="list1017806785" text:style-name="L2">
        <text:list-item>
          <text:p text:style-name="P27">Archivos de entrada: -</text:p>
        </text:list-item>
        <text:list-item>
          <text:p text:style-name="P27">Archivos intermedios: -</text:p>
        </text:list-item>
        <text:list-item>
          <text:p text:style-name="P27">Archivos de salida: $GRUPO/confdir/InstalaW5.log, $BINDIR/conf/InstalaW5.conf, $GRUPO/confdir/ConfPath.conf, directorios del sistema.</text:p>
        </text:list-item>
        <text:list-item>
          <text:p text:style-name="P27">Parámetros y opciones: -</text:p>
        </text:list-item>
        <text:list-item>
          <text:p text:style-name="P27">Ejemplo de invocación (manual): ~$ ./InstalaW5.sh</text:p>
        </text:list-item>
        <text:list-item>
          <text:p text:style-name="P26"><text:span text:style-name="T4">Hipótesis y aclaraciones: </text:span></text:p>
        </text:list-item>
      </text:list>
      <text:list xml:id="list1999827729" text:style-name="L11">
        <text:list-item>
          <text:p text:style-name="P25"><text:span text:style-name="T4">Al elegir el nombre del directorio de arribo de archivos, archivos rechazados, archivos procesados y archivos aceptados no pueden ser los mismos ni tampoco igual a ninguno de los demás directorios. En caso de ingresar uno de estos directorios con el mismo nombre se le pedirá que ingrese nuevamente otro nombre.</text:span></text:p>
        </text:list-item>
        <text:list-item>
          <text:p text:style-name="P25"><text:span text:style-name="T4">Este módulo crea un directorio llamado temp dentro de $BINDIR para que otros comandos guarden archivos temporales allí.</text:span></text:p>
        </text:list-item>
      </text:list>
      <text:h text:style-name="Heading_20_3" text:outline-level="3"><text:bookmark-start text:name="__RefHeading__129_916423949"/><text:span text:style-name="T5">Código fuente</text:span><text:span text:style-name="T4">:</text:span><text:bookmark-end text:name="__RefHeading__129_916423949"/></text:h>
      <text:p text:style-name="P12"/>
      <text:p text:style-name="P12"/>
      <text:p text:style-name="P19"/>
      <text:h text:style-name="P43" text:outline-level="2"><text:bookmark-start text:name="__RefHeading__131_916423949"/>IniciarW5.sh<text:bookmark-end text:name="__RefHeading__131_916423949"/></text:h>
      <text:p text:style-name="P12"/>
      <text:list xml:id="list811931534" text:continue-list="list1017806785" text:style-name="L2">
        <text:list-item>
          <text:p text:style-name="P29">Archivos de entrada: -</text:p>
        </text:list-item>
        <text:list-item>
          <text:p text:style-name="P29">Archivos intermedios: -</text:p>
        </text:list-item>
        <text:list-item>
          <text:p text:style-name="P29">Archivos de salida: iniciar.bloqueo.</text:p>
        </text:list-item>
        <text:list-item>
          <text:p text:style-name="P29">Parámetros y opciones: -</text:p>
        </text:list-item>
        <text:list-item>
          <text:p text:style-name="P29">Ejemplo de invocación (manual): ~$ . ./InstalaW5.sh</text:p>
        </text:list-item>
        <text:list-item>
          <text:p text:style-name="P29">Hipótesis y aclaraciones: </text:p>
        </text:list-item>
      </text:list>
      <text:list xml:id="list892359902" text:style-name="L3">
        <text:list-item>
          <text:p text:style-name="P30"><text:span text:style-name="T4">Para que el comando IniciarW5 pueda tener acceso a las variables de ambiente, se debe ejecutar en modo </text:span><text:span text:style-name="T1">foreground</text:span><text:span text:style-name="T4"> sin proceso hijo.</text:span></text:p>
        </text:list-item>
        <text:list-item>
          <text:p text:style-name="P31">El archivo creado por este comando debe ser eliminado antes de terminar de usar el sistema.</text:p>
        </text:list-item>
      </text:list>
      <text:p text:style-name="P12"/>
      <text:h text:style-name="Heading_20_3" text:outline-level="3"><text:bookmark-start text:name="__RefHeading__133_916423949"/><text:span text:style-name="T5">Código fuente</text:span><text:span text:style-name="T4">:</text:span><text:bookmark-end text:name="__RefHeading__133_916423949"/></text:h>
      <text:p text:style-name="P12"/>
      <text:p text:style-name="P12"/>
      <text:p text:style-name="P19"/>
      <text:h text:style-name="P43" text:outline-level="2"><text:bookmark-start text:name="__RefHeading__135_916423949"/>StartD<text:bookmark-end text:name="__RefHeading__135_916423949"/></text:h>
      <text:p text:style-name="P12"/>
      <text:list xml:id="list1779014744" text:continue-list="list811931534" text:style-name="L2">
        <text:list-item>
          <text:p text:style-name="P29">Archivos de entrada: -</text:p>
        </text:list-item>
        <text:list-item>
          <text:p text:style-name="P29">Archivos intermedios: -</text:p>
        </text:list-item>
        <text:list-item>
          <text:p text:style-name="P29">Archivos de salida: .cont_temp</text:p>
        </text:list-item>
        <text:list-item>
          <text:p text:style-name="P29">Parámetros y opciones: -</text:p>
        </text:list-item>
        <text:list-item>
          <text:p text:style-name="P29">Ejemplo de invocación (automática): ~$ StartD</text:p>
        </text:list-item>
        <text:list-item>
          <text:p text:style-name="P29">Hipótesis y aclaraciones: </text:p>
        </text:list-item>
      </text:list>
      <text:list xml:id="list1379796210" text:style-name="L4">
        <text:list-item>
          <text:p text:style-name="P32">Este comando es invocado automáticamente por IniciaW5</text:p>
        </text:list-item>
        <text:list-item>
          <text:p text:style-name="P32">El archivo creado por este comando es eliminado por StopD</text:p>
        </text:list-item>
      </text:list>
      <text:p text:style-name="P12"/>
      <text:h text:style-name="Heading_20_3" text:outline-level="3"><text:bookmark-start text:name="__RefHeading__137_916423949"/><text:span text:style-name="T5">Código fuente</text:span><text:span text:style-name="T4">:</text:span><text:bookmark-end text:name="__RefHeading__137_916423949"/></text:h>
      <text:p text:style-name="P12"/>
      <text:p text:style-name="P19"/>
      <text:h text:style-name="P43" text:outline-level="2"><text:bookmark-start text:name="__RefHeading__139_916423949"/>StopD<text:bookmark-end text:name="__RefHeading__139_916423949"/></text:h>
      <text:p text:style-name="P12"/>
      <text:list xml:id="list464572606" text:continue-list="list1779014744" text:style-name="L2">
        <text:list-item>
          <text:p text:style-name="P29">Archivos de entrada: </text:p>
        </text:list-item>
        <text:list-item>
          <text:p text:style-name="P29">Archivos intermedios: -</text:p>
        </text:list-item>
        <text:list-item>
          <text:p text:style-name="P29">Archivos de salida: -</text:p>
        </text:list-item>
        <text:list-item>
          <text:p text:style-name="P29">Parámetros y opciones: -</text:p>
        </text:list-item>
        <text:list-item>
          <text:p text:style-name="P29">Ejemplo de invocación (automática): ~$ StartD</text:p>
        </text:list-item>
        <text:list-item>
          <text:p text:style-name="P29">Hipótesis y aclaraciones: </text:p>
        </text:list-item>
      </text:list>
      <text:list xml:id="list1520517745" text:style-name="L5">
        <text:list-item>
          <text:p text:style-name="P33">El archivo creado por este comando es eliminado por StopD</text:p>
        </text:list-item>
      </text:list>
      <text:p text:style-name="P12"/>
      <text:h text:style-name="Heading_20_3" text:outline-level="3"><text:bookmark-start text:name="__RefHeading__141_916423949"/><text:span text:style-name="T5">Código fuente</text:span><text:span text:style-name="T4">:</text:span><text:bookmark-end text:name="__RefHeading__141_916423949"/></text:h>
      <text:p text:style-name="P19"/>
      <text:h text:style-name="P43" text:outline-level="2"><text:bookmark-start text:name="__RefHeading__143_916423949"/>DetectaW5.sh<text:bookmark-end text:name="__RefHeading__143_916423949"/></text:h>
      <text:p text:style-name="P12"/>
      <text:list xml:id="list246533151" text:continue-list="list464572606" text:style-name="L2">
        <text:list-item>
          <text:p text:style-name="P29">Archivos de entrada: -</text:p>
        </text:list-item>
        <text:list-item>
          <text:p text:style-name="P29">Archivos intermedios: -</text:p>
        </text:list-item>
        <text:list-item>
          <text:p text:style-name="P29">Archivos de salida: -</text:p>
        </text:list-item>
        <text:list-item>
          <text:p text:style-name="P29">Parámetros y opciones: -</text:p>
        </text:list-item>
        <text:list-item>
          <text:p text:style-name="P29">Ejemplo de invocación (automática): ~$ DetectaW5.sh</text:p>
        </text:list-item>
        <text:list-item>
          <text:p text:style-name="P29">Hipótesis y aclaraciones: </text:p>
        </text:list-item>
      </text:list>
      <text:list xml:id="list1761575350" text:style-name="L6">
        <text:list-item>
          <text:p text:style-name="P34">Este comando es invocado automáticamente por StartD</text:p>
        </text:list-item>
      </text:list>
      <text:p text:style-name="P12"/>
      <text:h text:style-name="Heading_20_3" text:outline-level="3"><text:bookmark-start text:name="__RefHeading__145_916423949"/><text:span text:style-name="T5">Código fuente</text:span><text:span text:style-name="T4">:</text:span><text:bookmark-end text:name="__RefHeading__145_916423949"/></text:h>
      <text:p text:style-name="P12"/>
      <text:p text:style-name="P12"/>
      <text:p text:style-name="P19"/>
      <text:h text:style-name="P43" text:outline-level="2"><text:bookmark-start text:name="__RefHeading__147_916423949"/>BuscarW5.sh<text:bookmark-end text:name="__RefHeading__147_916423949"/></text:h>
      <text:p text:style-name="P12"/>
      <text:list xml:id="list1423911134" text:continue-list="list246533151" text:style-name="L2">
        <text:list-item>
          <text:p text:style-name="P29">Archivos de entrada: -</text:p>
        </text:list-item>
        <text:list-item>
          <text:p text:style-name="P29">Archivos intermedios: -</text:p>
        </text:list-item>
        <text:list-item>
          <text:p text:style-name="P29">Archivos de salida: -</text:p>
        </text:list-item>
        <text:list-item>
          <text:p text:style-name="P29">Parámetros y opciones: -</text:p>
        </text:list-item>
        <text:list-item>
          <text:p text:style-name="P29">Ejemplo de invocación (automática): ~$ BuscarW5.sh</text:p>
        </text:list-item>
        <text:list-item>
          <text:p text:style-name="P29">Hipótesis y aclaraciones: -</text:p>
        </text:list-item>
      </text:list>
      <text:p text:style-name="P12"/>
      <text:h text:style-name="Heading_20_3" text:outline-level="3"><text:bookmark-start text:name="__RefHeading__149_916423949"/><text:span text:style-name="T5">Código fuente</text:span><text:span text:style-name="T4">:</text:span><text:bookmark-end text:name="__RefHeading__149_916423949"/></text:h>
      <text:p text:style-name="P12"/>
      <text:p text:style-name="P12"/>
      <text:p text:style-name="P19"/>
      <text:h text:style-name="P43" text:outline-level="2"><text:bookmark-start text:name="__RefHeading__151_916423949"/>ListarW5.pl<text:bookmark-end text:name="__RefHeading__151_916423949"/></text:h>
      <text:p text:style-name="P12"/>
      <text:list xml:id="list283886309" text:continue-numbering="true" text:style-name="L2">
        <text:list-item>
          <text:p text:style-name="P29">Archivos de entrada: -</text:p>
        </text:list-item>
        <text:list-item>
          <text:p text:style-name="P29">Archivos intermedios: -</text:p>
        </text:list-item>
        <text:list-item>
          <text:p text:style-name="P29">Archivos de salida: -</text:p>
        </text:list-item>
        <text:list-item>
          <text:p text:style-name="P29">Parámetros y opciones: -</text:p>
        </text:list-item>
        <text:list-item>
          <text:p text:style-name="P29">Ejemplo de invocación (manual): ~$ ListarW5.pl</text:p>
        </text:list-item>
        <text:list-item>
          <text:p text:style-name="P29">Hipótesis y aclaraciones: </text:p>
        </text:list-item>
      </text:list>
      <text:p text:style-name="P12"/>
      <text:h text:style-name="Heading_20_3" text:outline-level="3"><text:bookmark-start text:name="__RefHeading__153_916423949"/><text:span text:style-name="T5">Código fuente</text:span><text:span text:style-name="T4">:</text:span><text:bookmark-end text:name="__RefHeading__153_916423949"/></text:h>
      <text:p text:style-name="P12"/>
      <text:p text:style-name="P12"/>
      <text:p text:style-name="P19"/>
      <text:h text:style-name="P43" text:outline-level="2"><text:bookmark-start text:name="__RefHeading__155_916423949"/>Terminar.sh<text:bookmark-end text:name="__RefHeading__155_916423949"/></text:h>
      <text:p text:style-name="P12"/>
      <text:list xml:id="list744049630" text:continue-numbering="true" text:style-name="L2">
        <text:list-item>
          <text:p text:style-name="P29">Justificación: este script debe ejecutarse antes de terminar de usar el sistema para eliminar los archivos temporales propios de esa corrida, de manera tal que no afecten el desarrollo de posteriores corridas en nuevos ambientes.</text:p>
        </text:list-item>
        <text:list-item>
          <text:p text:style-name="P29">Archivos de entrada: -</text:p>
        </text:list-item>
        <text:list-item>
          <text:p text:style-name="P29">Archivos intermedios: -</text:p>
        </text:list-item>
        <text:list-item>
          <text:p text:style-name="P29">Archivos de salida: -</text:p>
        </text:list-item>
        <text:list-item>
          <text:p text:style-name="P29">Parámetros y opciones: -</text:p>
        </text:list-item>
        <text:list-item>
          <text:p text:style-name="P29">Ejemplo de invocación (manual): ~$ Terminar.sh</text:p>
        </text:list-item>
        <text:list-item>
          <text:p text:style-name="P29">Hipótesis y aclaraciones: </text:p>
        </text:list-item>
      </text:list>
      <text:list xml:id="list882693403" text:style-name="L7">
        <text:list-item>
          <text:p text:style-name="P35">Borra todos los archivos que estén en el directorio temporal.</text:p>
        </text:list-item>
        <text:list-item>
          <text:p text:style-name="P35">Llama a StopD para detener al demonio, en caso de que esto no se haya hecho antes.</text:p>
        </text:list-item>
      </text:list>
      <text:p text:style-name="P12"/>
      <text:h text:style-name="Heading_20_3" text:outline-level="3"><text:bookmark-start text:name="__RefHeading__157_916423949"/><text:span text:style-name="T5">Código fuente</text:span><text:span text:style-name="T4">:</text:span><text:bookmark-end text:name="__RefHeading__157_916423949"/></text:h>
      <text:p text:style-name="P12"/>
      <text:p text:style-name="P19"/>
      <text:h text:style-name="P43" text:outline-level="2"><text:bookmark-start text:name="__RefHeading__155_9164239491"/>Loguear.sh<text:bookmark-end text:name="__RefHeading__155_9164239491"/></text:h>
      <text:p text:style-name="P12"/>
      <text:list xml:id="list1846545392" text:continue-list="list744049630" text:style-name="L2">
        <text:list-item>
          <text:p text:style-name="P29">Justificación: este script se ejecuta para dejar registro de todas las acciones que realiza el sistema.</text:p>
        </text:list-item>
        <text:list-item>
          <text:p text:style-name="P29">Archivos de entrada: -</text:p>
        </text:list-item>
        <text:list-item>
          <text:p text:style-name="P29">Archivos intermedios: -</text:p>
        </text:list-item>
        <text:list-item>
          <text:p text:style-name="P29">Archivos de salida: &lt;Comando&gt;.&lt;LogExt&gt;</text:p>
        </text:list-item>
        <text:list-item>
          <text:p text:style-name="P29">Parámetros y opciones: &lt;Comando&gt; &lt;TipoMensaje [I, A, E, SE]&gt; &lt;Mensaje&gt;</text:p>
        </text:list-item>
        <text:list-item>
          <text:p text:style-name="P29">Ejemplo de invocación: </text:p>
          <text:p text:style-name="P29">~$ LoguearW5.sh “DetectaW5” “I” “Se movió el archivo al directorio de aceptados ”</text:p>
        </text:list-item>
        <text:list-item>
          <text:p text:style-name="P29">Hipótesis y aclaraciones: </text:p>
        </text:list-item>
      </text:list>
      <text:list xml:id="list385581731" text:style-name="L8">
        <text:list-item>
          <text:p text:style-name="P36">Mensajes estandarizados por miembros de grupo.</text:p>
        </text:list-item>
        <text:list-item>
          <text:p text:style-name="P36">Para poder ser utilizado desde linea de comandos (fuera de scripts de sistema) debe definirse previamente variable GRUPO.</text:p>
        </text:list-item>
        <text:list-item>
          <text:p text:style-name="P36">Fecha de Log almacenada con el formato yyyyMMdd hh:mm:ss</text:p>
        </text:list-item>
        <text:list-item>
          <text:p text:style-name="P36">Para reducir tamaño de archivo de log, se elimina el 50% de los registros teniendo en cuenta los más antiguos.</text:p>
        </text:list-item>
        <text:list-item>
          <text:p text:style-name="P36">Si el script es invocado desde InstalaW5, el archivo de log se almacena en “confdir”. Este comportamiento evita la duplicación de código de log en el instalador.</text:p>
        </text:list-item>
        <text:list-item>
          <text:p text:style-name="P36">Solo se aceptan mensajes de hasta 120 caracteres. El excedente sera eliminado.</text:p>
        </text:list-item>
      </text:list>
      <text:h text:style-name="Heading_20_3" text:outline-level="3"><text:bookmark-start text:name="__RefHeading__157_9164239491"/><text:span text:style-name="T5">Código fuente</text:span><text:span text:style-name="T4">:</text:span><text:bookmark-end text:name="__RefHeading__157_9164239491"/></text:h>
      <text:p text:style-name="P12"/>
      <text:p text:style-name="P19"/>
      <text:h text:style-name="P39" text:outline-level="1"><text:bookmark-start text:name="__RefHeading__159_916423949"/>Archivos<text:bookmark-end text:name="__RefHeading__159_916423949"/></text:h>
      <text:p text:style-name="P8"/>
      <text:h text:style-name="P44" text:outline-level="2"><text:bookmark-start text:name="__RefHeading__161_916423949"/>Configuración<text:bookmark-end text:name="__RefHeading__161_916423949"/></text:h>
      <text:p text:style-name="P4"/>
      <text:p text:style-name="P9">Nombre: InstalaW5.conf</text:p>
      <text:p text:style-name="P9">Directorio: $BINDIR/conf. Además se guarda un archivo con esta ruta en $CONFDIR (ver justificación en la sección de problemas relevantes)</text:p>
      <text:p text:style-name="P9">Estructura: la que se indica en el enunciado (ver Apéndice A)</text:p>
      <text:h text:style-name="P45" text:outline-level="2"><text:bookmark-start text:name="__RefHeading__271_916423949"/>Temporales<text:bookmark-end text:name="__RefHeading__271_916423949"/></text:h>
      <text:p text:style-name="P9"/>
      <text:p text:style-name="P9">Directorio: $BINDIR/temp</text:p>
      <text:p text:style-name="P11">Estructura: no especificada, varía según la necesidad de cada comando</text:p>
      <text:p text:style-name="P11"/>
      <text:p text:style-name="P11"/>
      <text:h text:style-name="P45" text:outline-level="2"><text:bookmark-start text:name="__RefHeading__274_916423949"/>Otros<text:bookmark-end text:name="__RefHeading__274_916423949"/></text:h>
      <text:p text:style-name="P5"/>
      <text:p text:style-name="P11">El resto de los directorios y archivos conservan los mismos nombres, ubicaciones y estructuras que tienen en el enunciado (ver Apéndice A)</text:p>
      <text:p text:style-name="P18"/>
      <text:h text:style-name="P40" text:outline-level="1"><text:bookmark-start text:name="__RefHeading__165_916423949"/>ÁPENDICE A<text:bookmark-end text:name="__RefHeading__165_916423949"/></text:h>
      <text:p text:style-name="P13"/>
      <text:p text:style-name="P14">A continuación se adjunta el enunciado del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Numbering_20_4_20_Cont." style:display-name="Numbering 4 Cont." style:family="paragraph" style:parent-style-name="List" style:class="list">
      <style:paragraph-properties fo:margin="100%" fo:margin-left="1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weight="bold" style:font-weight-asian="bold" style:font-weight-complex="bold"/>
    </style:style>
    <style:page-layout style:name="Mpm1"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2-10-15T19:46:59</meta:creation-date>
    <dc:date>2012-10-29T02:51:39</dc:date>
    <dc:creator>lucas </dc:creator>
    <meta:editing-duration>PT2H30M45S</meta:editing-duration>
    <meta:editing-cycles>46</meta:editing-cycles>
    <meta:generator>LibreOffice/3.5$Linux_X86_64 LibreOffice_project/350m1$Build-2</meta:generator>
    <meta:document-statistic meta:table-count="1" meta:image-count="0" meta:object-count="0" meta:page-count="29" meta:paragraph-count="154" meta:word-count="1139" meta:character-count="6946" meta:non-whitespace-character-count="6029"/>
  </office:meta>
</office:document-meta>
</file>